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style:writing-mode="lr-tb"/>
      <style:text-properties officeooo:rsid="000c6fcd" officeooo:paragraph-rsid="000c6fcd"/>
    </style:style>
    <style:style style:name="P2" style:family="paragraph" style:parent-style-name="Standard">
      <style:paragraph-properties style:writing-mode="lr-tb"/>
      <style:text-properties officeooo:rsid="000c6fcd" officeooo:paragraph-rsid="000fda82"/>
    </style:style>
    <style:style style:name="P3" style:family="paragraph" style:parent-style-name="Standard">
      <style:paragraph-properties style:writing-mode="lr-tb"/>
      <style:text-properties officeooo:rsid="000c6fcd" officeooo:paragraph-rsid="00128d3b"/>
    </style:style>
    <style:style style:name="P4" style:family="paragraph" style:parent-style-name="Standard">
      <style:paragraph-properties style:writing-mode="lr-tb"/>
      <style:text-properties officeooo:rsid="0011481e" officeooo:paragraph-rsid="00128d3b"/>
    </style:style>
    <style:style style:name="P5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1481e" officeooo:paragraph-rsid="0011481e" style:font-size-asian="10pt" style:font-style-asian="normal" style:font-weight-asian="normal" style:text-emphasize="none"/>
    </style:style>
    <style:style style:name="P6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28d3b" officeooo:paragraph-rsid="00128d3b" style:font-size-asian="10pt" style:font-style-asian="normal" style:font-weight-asian="normal" style:text-emphasize="none"/>
    </style:style>
    <style:style style:name="P7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c6fcd" officeooo:paragraph-rsid="000c6fcd" style:font-size-asian="10pt" style:font-style-asian="normal" style:font-weight-asian="normal" style:text-emphasize="none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c6fcd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f2703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fda82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28d3b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3bbab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560bc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6d8a7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ke a deep breath and think step by step. I’m delving into historical lexica and am confronted with </text:span><text:span text:style-name="T7">the challenge of</text:span><text:span text:style-name="T1"> </text:span><text:span text:style-name="T4">identifying </text:span><text:span text:style-name="T7">entities</text:span><text:span text:style-name="T1">. I aim to make the best use of NER. Can you, as an expert for Named Entity Recognition, systematically guide me through this? For each </text:span><text:span text:style-name="T4">identifying</text:span><text:span text:style-name="T1"> challenge I describe, accompanied by phenomena details and a sample text, I’d appreciate a comprehensive exploration of ways to extract the Named Entities that I am interested in. Dive deep and provide explanations tailored for someone well-versed in NER.</text:span></text:p>
      <text:p text:style-name="P2"><text:span text:style-name="T1">Text phenomena to be analysed: Identify and extract all languages the person spoke and name the source. </text:span><text:span text:style-name="T3">The languages can be mentioned </text:span><text:span text:style-name="T7">directly or</text:span><text:span text:style-name="T3"> indirectly.</text:span></text:p>
      <text:p text:style-name="P7"><text:span text:style-name="T1"/></text:p>
      <text:p text:style-name="P5">An example output I would expect: <text:s/></text:p>
      <text:p text:style-name="P5">Beaulieu Gertraut, 11609835X, Französisch, <text:s/>entstammt einer französischen Emigrantenfamilie</text:p>
      <text:p text:style-name="P5">Beaulieu Gertraut, 11609835X, Deutsch, <text:s/>Tochter eines Geheimen Oberjustizrats zu Berlin</text:p>
      <text:p text:style-name="P4"><text:span text:style-name="T1">Beaulieu Gertraut, 11609835X, </text:span><text:span text:style-name="T5">Englisch</text:span><text:span text:style-name="T1">, <text:s/>Übersetzerin von Korrespondenzen ins Englische</text:span></text:p>
      <text:p text:style-name="P4"><text:span text:style-name="T1">Beaulieu Gertraut, 11609835X, </text:span><text:span text:style-name="T5">Italienisch</text:span><text:span text:style-name="T1">, Schrieb für den »Capitan Fracassa«, Zeitung in Rom</text:span></text:p>
      <text:p text:style-name="P4"><text:span text:style-name="T1">Beaulieu Gertraut, 11609835X, </text:span><text:span text:style-name="T5">Holländisch, korrespondiert sie für das »Dagblad van Zuid-Holland en's Gravenhage«</text:span></text:p>
      <text:p text:style-name="P6"/>
      <text:p text:style-name="P3"><text:span text:style-name="T5">Please analyse the attached </text:span><text:span text:style-name="T8">csv file</text:span><text:span text:style-name="T5">. </text:span><text:span text:style-name="T8">Use for the NER the columns “Biographie” and “Bibliography”.</text:span><text:span text:style-name="T5"> </text:span><text:span text:style-name="T6">All the authors spoke German so always add German </text:span><text:span text:style-name="T7">as a default language</text:span><text:span text:style-name="T6">. Mention each language per author only once.</text:span><text:span text:style-name="T5"> </text:span><text:span text:style-name="T7">I add a list of languages to help you identifying languages that can be in the text. </text:span><text:span text:style-name="T5">Return</text:span><text:span text:style-name="T3"> </text:span><text:span text:style-name="T5">a csv file with the person’s name, their gnd identifier, the spoken language and the source. if a person spoke more than one language add a new row. Make sure you include always the gnd identifi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5T11:14:31.774000000</meta:creation-date>
    <dc:date>2025-03-06T15:55:03.073000000</dc:date>
    <meta:editing-duration>PT1H12M18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9" meta:word-count="260" meta:character-count="1709" meta:non-whitespace-character-count="1453"/>
  </office:meta>
</office:document-meta>
</file>